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700000009F502BC7EF1E7BC032.png" manifest:media-type="image/png"/>
  <manifest:file-entry manifest:full-path="Pictures/10000001000004D10000009FC66264A2425925F8.png" manifest:media-type="image/png"/>
  <manifest:file-entry manifest:full-path="Pictures/100000010000057F000000A0FE76FF216A9B435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32pt" fo:font-weight="bold" officeooo:rsid="000020f0" officeooo:paragraph-rsid="000020f0" style:font-size-asian="32pt" style:font-weight-asian="bold" style:font-size-complex="32pt" style:font-weight-complex="bold"/>
    </style:style>
    <style:style style:name="P2" style:family="paragraph" style:parent-style-name="Standard">
      <style:text-properties fo:font-size="16pt" fo:font-weight="bold" officeooo:rsid="000020f0" officeooo:paragraph-rsid="000020f0" style:font-size-asian="14pt" style:font-weight-asian="bold" style:font-size-complex="16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0"/>ASSIGNMENT -11</text:p>
      <text:p text:style-name="P2">Question 1 :</text:p>
      <text:p text:style-name="P2"/>
      <text:p text:style-name="P2"><draw:frame draw:style-name="fr1" draw:name="Image1" text:anchor-type="char" svg:width="17cm" svg:height="1.933cm" draw:z-index="0"><draw:image xlink:href="Pictures/100000010000057F000000A0FE76FF216A9B435E.png" xlink:type="simple" xlink:show="embed" xlink:actuate="onLoad" draw:mime-type="image/png"/></draw:frame><text:s text:c="2"/></text:p>
      <text:p text:style-name="P2">Question 2 :</text:p>
      <text:p text:style-name="P2"><draw:frame draw:style-name="fr1" draw:name="Image2" text:anchor-type="char" svg:width="17cm" svg:height="2.191cm" draw:z-index="1"><draw:image xlink:href="Pictures/10000001000004D10000009FC66264A2425925F8.png" xlink:type="simple" xlink:show="embed" xlink:actuate="onLoad" draw:mime-type="image/png"/></draw:frame><text:s text:c="2"/></text:p>
      <text:p text:style-name="P2">Question 3 :</text:p>
      <text:p text:style-name="P2"><draw:frame draw:style-name="fr1" draw:name="Image3" text:anchor-type="char" svg:width="17cm" svg:height="2.378cm" draw:z-index="2"><draw:image xlink:href="Pictures/10000001000004700000009F502BC7EF1E7BC03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23:22:48.140128075</meta:creation-date>
    <dc:date>2024-03-15T23:25:33.628038119</dc:date>
    <meta:editing-duration>PT2M46S</meta:editing-duration>
    <meta:editing-cycles>1</meta:editing-cycles>
    <meta:document-statistic meta:table-count="0" meta:image-count="3" meta:object-count="0" meta:page-count="1" meta:paragraph-count="6" meta:word-count="11" meta:character-count="64" meta:non-whitespace-character-count="43"/>
    <meta:generator>LibreOffice/7.3.5.2$Linux_X86_64 LibreOffice_project/30$Build-2</meta:generator>
  </office:meta>
</office:document-meta>
</file>